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6354in"/>
    </style:style>
    <style:style style:name="co12" style:family="table-column">
      <style:table-column-properties fo:break-before="auto" style:column-width="1.5898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1.4181in"/>
    </style:style>
    <style:style style:name="co16" style:family="table-column">
      <style:table-column-properties fo:break-before="auto" style:column-width="1.6437in"/>
    </style:style>
    <style:style style:name="co17" style:family="table-column">
      <style:table-column-properties fo:break-before="auto" style:column-width="1.4075in"/>
    </style:style>
    <style:style style:name="co18" style:family="table-column">
      <style:table-column-properties fo:break-before="auto" style:column-width="1.6008in"/>
    </style:style>
    <style:style style:name="co19" style:family="table-column">
      <style:table-column-properties fo:break-before="auto" style:column-width="1.6862in"/>
    </style:style>
    <style:style style:name="co20" style:family="table-column">
      <style:table-column-properties fo:break-before="auto" style:column-width="1.7189in"/>
    </style:style>
    <style:style style:name="co21" style:family="table-column">
      <style:table-column-properties fo:break-before="auto" style:column-width="1.0646in"/>
    </style:style>
    <style:style style:name="co22" style:family="table-column">
      <style:table-column-properties fo:break-before="auto" style:column-width="0.8181in"/>
    </style:style>
    <style:style style:name="co23" style:family="table-column">
      <style:table-column-properties fo:break-before="auto" style:column-width="0.6465in"/>
    </style:style>
    <style:style style:name="co24" style:family="table-column">
      <style:table-column-properties fo:break-before="auto" style:column-width="0.4965in"/>
    </style:style>
    <style:style style:name="co25" style:family="table-column">
      <style:table-column-properties fo:break-before="auto" style:column-width="0.5819in"/>
    </style:style>
    <style:style style:name="co26" style:family="table-column">
      <style:table-column-properties fo:break-before="auto" style:column-width="0.8819in"/>
    </style:style>
    <style:style style:name="co27" style:family="table-column">
      <style:table-column-properties fo:break-before="auto" style:column-width="0.3457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8398in"/>
    </style:style>
    <style:style style:name="co30" style:family="table-column">
      <style:table-column-properties fo:break-before="auto" style:column-width="0.9252in"/>
    </style:style>
    <style:style style:name="co31" style:family="table-column">
      <style:table-column-properties fo:break-before="auto" style:column-width="0.9362in"/>
    </style:style>
    <style:style style:name="co32" style:family="table-column">
      <style:table-column-properties fo:break-before="auto" style:column-width="1.0535in"/>
    </style:style>
    <style:style style:name="co33" style:family="table-column">
      <style:table-column-properties fo:break-before="auto" style:column-width="0.8071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0.7646in"/>
    </style:style>
    <style:style style:name="co36" style:family="table-column">
      <style:table-column-properties fo:break-before="auto" style:column-width="1.3862in"/>
    </style:style>
    <style:style style:name="co37" style:family="table-column">
      <style:table-column-properties fo:break-before="auto" style:column-width="0.6898in"/>
    </style:style>
    <style:style style:name="co38" style:family="table-column">
      <style:table-column-properties fo:break-before="auto" style:column-width="1.1075in"/>
    </style:style>
    <style:style style:name="co39" style:family="table-column">
      <style:table-column-properties fo:break-before="auto" style:column-width="1.2681in"/>
    </style:style>
    <style:style style:name="co40" style:family="table-column">
      <style:table-column-properties fo:break-before="auto" style:column-width="3.5201in"/>
    </style:style>
    <style:style style:name="co41" style:family="table-column">
      <style:table-column-properties fo:break-before="auto" style:column-width="0.7535in"/>
    </style:style>
    <style:style style:name="co4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ndcam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aid to</text:p>
          </table:table-cell>
          <table:table-cell office:value-type="string" calcext:value-type="string">
            <text:p>item type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item 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scount code</text:p>
          </table:table-cell>
          <table:table-cell office:value-type="string" calcext:value-type="string">
            <text:p>sub total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ship from country name</text:p>
          </table:table-cell>
          <table:table-cell office:value-type="string" calcext:value-type="string">
            <text:p>transaction fee</text:p>
          </table:table-cell>
          <table:table-cell office:value-type="string" calcext:value-type="string">
            <text:p>fee type</text:p>
          </table:table-cell>
          <table:table-cell office:value-type="string" calcext:value-type="string">
            <text:p>item total</text:p>
          </table:table-cell>
          <table:table-cell office:value-type="string" calcext:value-type="string">
            <text:p>amount you received</text:p>
          </table:table-cell>
          <table:table-cell office:value-type="string" calcext:value-type="string">
            <text:p>bandcamp transaction id</text:p>
          </table:table-cell>
          <table:table-cell office:value-type="string" calcext:value-type="string">
            <text:p>paypal transaction id</text:p>
          </table:table-cell>
          <table:table-cell office:value-type="string" calcext:value-type="string">
            <text:p>assessed revenue share</text:p>
          </table:table-cell>
          <table:table-cell office:value-type="string" calcext:value-type="string">
            <text:p>collected revenue share</text:p>
          </table:table-cell>
          <table:table-cell office:value-type="string" calcext:value-type="string">
            <text:p>balance of revenue share</text:p>
          </table:table-cell>
          <table:table-cell office:value-type="string" calcext:value-type="string">
            <text:p>change to payout balance</text:p>
          </table:table-cell>
          <table:table-cell office:value-type="string" calcext:value-type="string">
            <text:p>payout balance</text:p>
          </table:table-cell>
          <table:table-cell office:value-type="string" calcext:value-type="string">
            <text:p>net amoun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tem url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catalog number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isrc</text:p>
          </table:table-cell>
          <table:table-cell office:value-type="string" calcext:value-type="string">
            <text:p>buyer name</text:p>
          </table:table-cell>
          <table:table-cell office:value-type="string" calcext:value-type="string">
            <text:p>buyer email</text:p>
          </table:table-cell>
          <table:table-cell office:value-type="string" calcext:value-type="string">
            <text:p>buyer phone</text:p>
          </table:table-cell>
          <table:table-cell office:value-type="string" calcext:value-type="string">
            <text:p>buyer note</text:p>
          </table:table-cell>
          <table:table-cell office:value-type="string" calcext:value-type="string">
            <text:p>ship to name</text:p>
          </table:table-cell>
          <table:table-cell office:value-type="string" calcext:value-type="string">
            <text:p>ship to street</text:p>
          </table:table-cell>
          <table:table-cell office:value-type="string" calcext:value-type="string">
            <text:p>ship to street 2</text:p>
          </table:table-cell>
          <table:table-cell office:value-type="string" calcext:value-type="string">
            <text:p>ship to city</text:p>
          </table:table-cell>
          <table:table-cell office:value-type="string" calcext:value-type="string">
            <text:p>ship to state</text:p>
          </table:table-cell>
          <table:table-cell office:value-type="string" calcext:value-type="string">
            <text:p>ship to zip</text:p>
          </table:table-cell>
          <table:table-cell office:value-type="string" calcext:value-type="string">
            <text:p>ship to country</text:p>
          </table:table-cell>
          <table:table-cell office:value-type="string" calcext:value-type="string">
            <text:p>ship to country code</text:p>
          </table:table-cell>
          <table:table-cell office:value-type="string" calcext:value-type="string">
            <text:p>ship date</text:p>
          </table:table-cell>
          <table:table-cell office:value-type="string" calcext:value-type="string">
            <text:p>ship not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region/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eferrer</text:p>
          </table:table-cell>
          <table:table-cell office:value-type="string" calcext:value-type="string">
            <text:p>referrer url</text:p>
          </table:table-cell>
        </table:table-row>
        <table:table-row table:style-name="ro1">
          <table:table-cell office:value-type="string" calcext:value-type="string">
            <text:p>1/1/20 4:49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8079163" calcext:value-type="float">
            <text:p>4078079163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97.04" calcext:value-type="float">
            <text:p>197.04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entereach</text:p>
          </table:table-cell>
          <table:table-cell office:value-type="string" calcext:value-type="string">
            <text:p>Recommendations footer: artist recommendation</text:p>
          </table:table-cell>
          <table:table-cell/>
        </table:table-row>
        <table:table-row table:style-name="ro1">
          <table:table-cell office:value-type="string" calcext:value-type="string">
            <text:p>1/1/20 1:35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ited State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credit car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6221811" calcext:value-type="float">
            <text:p>96221811</text:p>
          </table:table-cell>
          <table:table-cell/>
          <table:table-cell table:number-columns-repeated="2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4.15" calcext:value-type="float">
            <text:p>14.15</text:p>
          </table:table-cell>
          <table:table-cell office:value-type="float" office:value="211.19" calcext:value-type="float">
            <text:p>211.19</text:p>
          </table:table-cell>
          <table:table-cell office:value-type="float" office:value="10.15" calcext:value-type="float">
            <text:p>10.15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0"/>
          <table:table-cell office:value-type="float" office:value="19440" calcext:value-type="float">
            <text:p>1944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at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/20 1:39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110236" calcext:value-type="float">
            <text:p>425110236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11.99" calcext:value-type="float">
            <text:p>211.99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rkasie</text:p>
          </table:table-cell>
          <table:table-cell office:value-type="string" calcext:value-type="string">
            <text:p>bandcamp.com</text:p>
          </table:table-cell>
          <table:table-cell/>
        </table:table-row>
        <table:table-row table:style-name="ro1">
          <table:table-cell office:value-type="string" calcext:value-type="string">
            <text:p>1/1/20 11:49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United States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aypa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34045325" calcext:value-type="float">
            <text:p>834045325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.26" calcext:value-type="float">
            <text:p>20.26</text:p>
          </table:table-cell>
          <table:table-cell office:value-type="float" office:value="88.03" calcext:value-type="float">
            <text:p>88.03</text:p>
          </table:table-cell>
          <table:table-cell office:value-type="float" office:value="6.26" calcext:value-type="float">
            <text:p>6.26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0"/>
          <table:table-cell office:value-type="float" office:value="3067" calcext:value-type="float">
            <text:p>306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Abbotsf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8:50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1" calcext:value-type="float">
            <text:p>1.61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office:value-type="string" calcext:value-type="string">
            <text:p>paypal</text:p>
          </table:table-cell>
          <table:table-cell office:value-type="float" office:value="8.61" calcext:value-type="float">
            <text:p>8.61</text:p>
          </table:table-cell>
          <table:table-cell office:value-type="float" office:value="0" calcext:value-type="float">
            <text:p>0</text:p>
          </table:table-cell>
          <table:table-cell office:value-type="float" office:value="1069399304" calcext:value-type="float">
            <text:p>106939930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5" calcext:value-type="float">
            <text:p>5.75</text:p>
          </table:table-cell>
          <table:table-cell office:value-type="float" office:value="93.78" calcext:value-type="float">
            <text:p>93.78</text:p>
          </table:table-cell>
          <table:table-cell office:value-type="float" office:value="5.75" calcext:value-type="float">
            <text:p>5.75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Leinster</text:p>
          </table:table-cell>
          <table:table-cell office:value-type="string" calcext:value-type="string">
            <text:p>Dub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2:11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185534597" calcext:value-type="float">
            <text:p>185534597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99.54" calcext:value-type="float">
            <text:p>99.54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Puerto del Rosario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2/20 2:22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62" calcext:value-type="float">
            <text:p>0.62</text:p>
          </table:table-cell>
          <table:table-cell office:value-type="string" calcext:value-type="string">
            <text:p>credit c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83748474" calcext:value-type="float">
            <text:p>17837484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8" calcext:value-type="float">
            <text:p>8.38</text:p>
          </table:table-cell>
          <table:table-cell office:value-type="float" office:value="107.92" calcext:value-type="float">
            <text:p>107.92</text:p>
          </table:table-cell>
          <table:table-cell office:value-type="float" office:value="8.38" calcext:value-type="float">
            <text:p>8.3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nlandet</text:p>
          </table:table-cell>
          <table:table-cell office:value-type="string" calcext:value-type="string">
            <text:p>Ha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2:5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52" calcext:value-type="float">
            <text:p>0.52</text:p>
          </table:table-cell>
          <table:table-cell office:value-type="string" calcext:value-type="string">
            <text:p>credit c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55829645" calcext:value-type="float">
            <text:p>13558296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8" calcext:value-type="float">
            <text:p>8.48</text:p>
          </table:table-cell>
          <table:table-cell office:value-type="float" office:value="116.4" calcext:value-type="float">
            <text:p>116.4</text:p>
          </table:table-cell>
          <table:table-cell office:value-type="float" office:value="8.48" calcext:value-type="float">
            <text:p>8.4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ad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4:4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credit car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15634628" calcext:value-type="float">
            <text:p>1215634628</text:p>
          </table:table-cell>
          <table:table-cell/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9.52" calcext:value-type="float">
            <text:p>19.52</text:p>
          </table:table-cell>
          <table:table-cell office:value-type="float" office:value="135.92" calcext:value-type="float">
            <text:p>135.92</text:p>
          </table:table-cell>
          <table:table-cell office:value-type="float" office:value="14.52" calcext:value-type="float">
            <text:p>14.52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0"/>
          <table:table-cell office:value-type="float" office:value="80214" calcext:value-type="float">
            <text:p>8021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dgewater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2/20 7:05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74" calcext:value-type="float">
            <text:p>0.74</text:p>
          </table:table-cell>
          <table:table-cell office:value-type="string" calcext:value-type="string">
            <text:p>credit car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98748824" calcext:value-type="float">
            <text:p>229874882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.26" calcext:value-type="float">
            <text:p>17.26</text:p>
          </table:table-cell>
          <table:table-cell office:value-type="float" office:value="85.41" calcext:value-type="float">
            <text:p>85.41</text:p>
          </table:table-cell>
          <table:table-cell office:value-type="float" office:value="17.26" calcext:value-type="float">
            <text:p>17.26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ndcamp search</text:p>
          </table:table-cell>
          <table:table-cell/>
        </table:table-row>
        <table:table-row table:style-name="ro1">
          <table:table-cell office:value-type="string" calcext:value-type="string">
            <text:p>1/2/20 9:2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aypa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46278371" calcext:value-type="float">
            <text:p>2546278371</text:p>
          </table:table-cell>
          <table:table-cell/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04.99" calcext:value-type="float">
            <text:p>104.99</text:p>
          </table:table-cell>
          <table:table-cell office:value-type="float" office:value="14.58" calcext:value-type="float">
            <text:p>14.5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0"/>
          <table:table-cell office:value-type="float" office:value="27529" calcext:value-type="float">
            <text:p>2752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ar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3/20 7:5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17721062" calcext:value-type="float">
            <text:p>2217721062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42.74" calcext:value-type="float">
            <text:p>42.7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ort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3/20 10:0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40632352" calcext:value-type="float">
            <text:p>3240632352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48.64" calcext:value-type="float">
            <text:p>48.6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anuet</text:p>
          </table:table-cell>
          <table:table-cell office:value-type="string" calcext:value-type="string">
            <text:p>Bandcamp search: “les filles”</text:p>
          </table:table-cell>
          <table:table-cell/>
        </table:table-row>
        <table:table-row table:style-name="ro1">
          <table:table-cell office:value-type="string" calcext:value-type="string">
            <text:p>1/4/20 1:1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93874145" calcext:value-type="float">
            <text:p>89387414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54.54" calcext:value-type="float">
            <text:p>54.5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2lp</text:p>
          </table:table-cell>
          <table:table-cell office:value-type="string" calcext:value-type="string">
            <text:p>TEST-02</text:p>
          </table:table-cell>
          <table:table-cell office:value-type="float" office:value="6666666" calcext:value-type="float">
            <text:p>6666666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elle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2:33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76172906" calcext:value-type="float">
            <text:p>4276172906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55.34" calcext:value-type="float">
            <text:p>55.34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EST-02lp</text:p>
          </table:table-cell>
          <table:table-cell office:value-type="string" calcext:value-type="string">
            <text:p>TEST-02</text:p>
          </table:table-cell>
          <table:table-cell office:value-type="float" office:value="6666666" calcext:value-type="float">
            <text:p>6666666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Bandcamp artist: sahelsounds</text:p>
          </table:table-cell>
          <table:table-cell/>
        </table:table-row>
        <table:table-row table:style-name="ro1">
          <table:table-cell office:value-type="string" calcext:value-type="string">
            <text:p>1/4/20 11:0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34504905" calcext:value-type="float">
            <text:p>173450490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61.24" calcext:value-type="float">
            <text:p>61.2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Somer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3:4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624271293" calcext:value-type="float">
            <text:p>1624271293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67" calcext:value-type="float">
            <text:p>67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5"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table:number-columns-repeated="2" office:value-type="string" calcext:value-type="string">
            <text:p>Bristol</text:p>
          </table:table-cell>
          <table:table-cell office:value-type="string" calcext:value-type="string">
            <text:p>rateyourmusic.com</text:p>
          </table:table-cell>
          <table:table-cell/>
        </table:table-row>
        <table:table-row table:style-name="ro1">
          <table:table-cell office:value-type="string" calcext:value-type="string">
            <text:p>1/4/20 7:48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70726597" calcext:value-type="float">
            <text:p>3270726597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36.06" calcext:value-type="float">
            <text:p>36.06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ercules</text:p>
          </table:table-cell>
          <table:table-cell office:value-type="string" calcext:value-type="string">
            <text:p>Bandcamp search</text:p>
          </table:table-cell>
          <table:table-cell/>
        </table:table-row>
        <table:table-row table:style-name="ro1">
          <table:table-cell office:value-type="string" calcext:value-type="string">
            <text:p>1/4/20 7:52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ited State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redit card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89423601" calcext:value-type="float">
            <text:p>24894236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office:value-type="float" office:value="48.45" calcext:value-type="float">
            <text:p>48.45</text:p>
          </table:table-cell>
          <table:table-cell office:value-type="float" office:value="8.39" calcext:value-type="float">
            <text:p>8.39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0"/>
          <table:table-cell office:value-type="float" office:value="10009" calcext:value-type="float">
            <text:p>1000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4/20 8:15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gif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6854418" calcext:value-type="float">
            <text:p>296854418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54.35" calcext:value-type="float">
            <text:p>54.35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10:23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paypa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970625947" calcext:value-type="float">
            <text:p>397062594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76.57" calcext:value-type="float">
            <text:p>76.57</text:p>
          </table:table-cell>
          <table:table-cell office:value-type="float" office:value="17.22" calcext:value-type="float">
            <text:p>17.22</text:p>
          </table:table-cell>
          <table:table-cell/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0"/>
          <table:table-cell office:value-type="float" office:value="85284" calcext:value-type="float">
            <text:p>8528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Bandcamp search</text:p>
          </table:table-cell>
          <table:table-cell/>
        </table:table-row>
        <table:table-row table:style-name="ro1">
          <table:table-cell office:value-type="string" calcext:value-type="string">
            <text:p>1/5/20 1:56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8743040" calcext:value-type="float">
            <text:p>1968743040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82.4" calcext:value-type="float">
            <text:p>82.4</text:p>
          </table:table-cell>
          <table:table-cell office:value-type="float" office:value="5.83" calcext:value-type="float">
            <text:p>5.83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Sy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3:57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1252605" calcext:value-type="float">
            <text:p>25125260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88.23" calcext:value-type="float">
            <text:p>88.23</text:p>
          </table:table-cell>
          <table:table-cell office:value-type="float" office:value="5.83" calcext:value-type="float">
            <text:p>5.83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andcamp Discover</text:p>
          </table:table-cell>
          <table:table-cell/>
        </table:table-row>
        <table:table-row table:style-name="ro1">
          <table:table-cell office:value-type="string" calcext:value-type="string">
            <text:p>1/5/20 4:01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132723532" calcext:value-type="float">
            <text:p>1132723532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93.99" calcext:value-type="float">
            <text:p>93.99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Seaford</text:p>
          </table:table-cell>
          <table:table-cell office:value-type="string" calcext:value-type="string">
            <text:p>Bandcamp home page</text:p>
          </table:table-cell>
          <table:table-cell/>
        </table:table-row>
        <table:table-row table:style-name="ro1">
          <table:table-cell office:value-type="string" calcext:value-type="string">
            <text:p>1/5/20 4:1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51805403" calcext:value-type="float">
            <text:p>2551805403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99.82" calcext:value-type="float">
            <text:p>99.82</text:p>
          </table:table-cell>
          <table:table-cell office:value-type="float" office:value="5.83" calcext:value-type="float">
            <text:p>5.83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5"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Sy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7:03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3359174" calcext:value-type="float">
            <text:p>142335917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105.72" calcext:value-type="float">
            <text:p>105.72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andcamp Daily: mdou-moctar-ilana-the-creator-review</text:p>
          </table:table-cell>
          <table:table-cell/>
        </table:table-row>
        <table:table-row table:style-name="ro1">
          <table:table-cell office:value-type="string" calcext:value-type="string">
            <text:p>1/5/20 10:31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3892489014" calcext:value-type="float">
            <text:p>389248901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111.48" calcext:value-type="float">
            <text:p>111.48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5"/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11:4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office:value-type="string" calcext:value-type="string">
            <text:p>paypal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office:value-type="float" office:value="3616979343" calcext:value-type="float">
            <text:p>361697934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.79" calcext:value-type="float">
            <text:p>25.79</text:p>
          </table:table-cell>
          <table:table-cell office:value-type="float" office:value="137.27" calcext:value-type="float">
            <text:p>137.27</text:p>
          </table:table-cell>
          <table:table-cell office:value-type="float" office:value="25.79" calcext:value-type="float">
            <text:p>25.79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5"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5/20 1:1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United States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credit card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058287163" calcext:value-type="float">
            <text:p>2058287163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52.44" calcext:value-type="float">
            <text:p>52.44</text:p>
          </table:table-cell>
          <table:table-cell office:value-type="float" office:value="189.71" calcext:value-type="float">
            <text:p>189.71</text:p>
          </table:table-cell>
          <table:table-cell office:value-type="float" office:value="28.44" calcext:value-type="float">
            <text:p>28.44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0"/>
          <table:table-cell office:value-type="string" calcext:value-type="string">
            <text:p>NN6 9N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Northants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5/20 3:42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aypa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211577311" calcext:value-type="float">
            <text:p>4211577311</text:p>
          </table:table-cell>
          <table:table-cell/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209.29" calcext:value-type="float">
            <text:p>209.29</text:p>
          </table:table-cell>
          <table:table-cell office:value-type="float" office:value="14.58" calcext:value-type="float">
            <text:p>14.58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0"/>
          <table:table-cell office:value-type="float" office:value="8086" calcext:value-type="float">
            <text:p>808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West Deptford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5/20 3:4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ited State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redit car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67999794" calcext:value-type="float">
            <text:p>316799979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234.43" calcext:value-type="float">
            <text:p>234.43</text:p>
          </table:table-cell>
          <table:table-cell office:value-type="float" office:value="5.14" calcext:value-type="float">
            <text:p>5.14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0"/>
          <table:table-cell office:value-type="float" office:value="2308" calcext:value-type="float">
            <text:p>23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Bandcamp fan wishlist</text:p>
          </table:table-cell>
          <table:table-cell/>
        </table:table-row>
        <table:table-row table:style-name="ro1">
          <table:table-cell office:value-type="string" calcext:value-type="string">
            <text:p>1/1/20 6:02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1.21" calcext:value-type="float">
            <text:p>1.21</text:p>
          </table:table-cell>
          <table:table-cell office:value-type="string" calcext:value-type="string">
            <text:p>transfer</text:p>
          </table:table-cell>
          <table:table-cell office:value-type="float" office:value="120.62" calcext:value-type="float">
            <text:p>120.62</text:p>
          </table:table-cell>
          <table:table-cell office:value-type="float" office:value="119.41" calcext:value-type="float">
            <text:p>119.41</text:p>
          </table:table-cell>
          <table:table-cell office:value-type="string" calcext:value-type="string">
            <text:p>t248046776</text:p>
          </table:table-cell>
          <table:table-cell office:value-type="string" calcext:value-type="string">
            <text:p>96E86811UH1789730</text:p>
          </table:table-cell>
          <table:table-cell table:number-columns-repeated="3"/>
          <table:table-cell office:value-type="float" office:value="-120.62" calcext:value-type="float">
            <text:p>-120.62</text:p>
          </table:table-cell>
          <table:table-cell office:value-type="float" office:value="91.37" calcext:value-type="float">
            <text:p>91.3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1/20 6:03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24" calcext:value-type="float">
            <text:p>0.24</text:p>
          </table:table-cell>
          <table:table-cell office:value-type="string" calcext:value-type="string">
            <text:p>transfer</text:p>
          </table:table-cell>
          <table:table-cell office:value-type="float" office:value="23.6" calcext:value-type="float">
            <text:p>23.6</text:p>
          </table:table-cell>
          <table:table-cell office:value-type="float" office:value="23.36" calcext:value-type="float">
            <text:p>23.36</text:p>
          </table:table-cell>
          <table:table-cell office:value-type="string" calcext:value-type="string">
            <text:p>t248046773</text:p>
          </table:table-cell>
          <table:table-cell office:value-type="string" calcext:value-type="string">
            <text:p>519496941R168554N</text:p>
          </table:table-cell>
          <table:table-cell table:number-columns-repeated="3"/>
          <table:table-cell office:value-type="float" office:value="-23.6" calcext:value-type="float">
            <text:p>-23.6</text:p>
          </table:table-cell>
          <table:table-cell office:value-type="float" office:value="67.77" calcext:value-type="float">
            <text:p>67.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2/20 6:02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 office:value-type="string" calcext:value-type="string">
            <text:p>transfer</text:p>
          </table:table-cell>
          <table:table-cell office:value-type="float" office:value="60.27" calcext:value-type="float">
            <text:p>60.27</text:p>
          </table:table-cell>
          <table:table-cell office:value-type="float" office:value="59.67" calcext:value-type="float">
            <text:p>59.67</text:p>
          </table:table-cell>
          <table:table-cell office:value-type="string" calcext:value-type="string">
            <text:p>t248268544</text:p>
          </table:table-cell>
          <table:table-cell office:value-type="string" calcext:value-type="string">
            <text:p>3JH890996G8964929</text:p>
          </table:table-cell>
          <table:table-cell table:number-columns-repeated="3"/>
          <table:table-cell office:value-type="float" office:value="-60.27" calcext:value-type="float">
            <text:p>-60.27</text:p>
          </table:table-cell>
          <table:table-cell office:value-type="float" office:value="75.65" calcext:value-type="float">
            <text:p>75.6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2/20 6:02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08" calcext:value-type="float">
            <text:p>0.08</text:p>
          </table:table-cell>
          <table:table-cell office:value-type="string" calcext:value-type="string">
            <text:p>transfer</text:p>
          </table:table-cell>
          <table:table-cell office:value-type="float" office:value="7.5" calcext:value-type="float">
            <text:p>7.5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t248268545</text:p>
          </table:table-cell>
          <table:table-cell office:value-type="string" calcext:value-type="string">
            <text:p>2PC96109MF496504P</text:p>
          </table:table-cell>
          <table:table-cell table:number-columns-repeated="3"/>
          <table:table-cell office:value-type="float" office:value="-7.5" calcext:value-type="float">
            <text:p>-7.5</text:p>
          </table:table-cell>
          <table:table-cell office:value-type="float" office:value="68.15" calcext:value-type="float">
            <text:p>68.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3/20 6:03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68" calcext:value-type="float">
            <text:p>0.68</text:p>
          </table:table-cell>
          <table:table-cell office:value-type="string" calcext:value-type="string">
            <text:p>transfer</text:p>
          </table:table-cell>
          <table:table-cell office:value-type="float" office:value="68.15" calcext:value-type="float">
            <text:p>68.15</text:p>
          </table:table-cell>
          <table:table-cell office:value-type="float" office:value="67.47" calcext:value-type="float">
            <text:p>67.47</text:p>
          </table:table-cell>
          <table:table-cell office:value-type="string" calcext:value-type="string">
            <text:p>t248506310</text:p>
          </table:table-cell>
          <table:table-cell office:value-type="string" calcext:value-type="string">
            <text:p>2F656360U34360258</text:p>
          </table:table-cell>
          <table:table-cell table:number-columns-repeated="3"/>
          <table:table-cell office:value-type="float" office:value="-68.15" calcext:value-type="float">
            <text:p>-68.15</text:p>
          </table:table-cell>
          <table:table-cell office:value-type="float" office:value="36.84" calcext:value-type="float">
            <text:p>36.8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4/20 6:03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37" calcext:value-type="float">
            <text:p>0.37</text:p>
          </table:table-cell>
          <table:table-cell office:value-type="string" calcext:value-type="string">
            <text:p>transfer</text:p>
          </table:table-cell>
          <table:table-cell office:value-type="float" office:value="36.84" calcext:value-type="float">
            <text:p>36.84</text:p>
          </table:table-cell>
          <table:table-cell office:value-type="float" office:value="36.47" calcext:value-type="float">
            <text:p>36.47</text:p>
          </table:table-cell>
          <table:table-cell office:value-type="string" calcext:value-type="string">
            <text:p>t248785974</text:p>
          </table:table-cell>
          <table:table-cell office:value-type="string" calcext:value-type="string">
            <text:p>9JL54016ES172881V</text:p>
          </table:table-cell>
          <table:table-cell table:number-columns-repeated="3"/>
          <table:table-cell office:value-type="float" office:value="-36.84" calcext:value-type="float">
            <text:p>-36.84</text:p>
          </table:table-cell>
          <table:table-cell office:value-type="float" office:value="30.16" calcext:value-type="float">
            <text:p>30.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5/20 3:4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Bundle 1</text:p>
          </table:table-cell>
          <table:table-cell/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ited State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redit car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67999794" calcext:value-type="float">
            <text:p>316799979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234.43" calcext:value-type="float">
            <text:p>234.43</text:p>
          </table:table-cell>
          <table:table-cell office:value-type="float" office:value="5.14" calcext:value-type="float">
            <text:p>5.14</text:p>
          </table:table-cell>
          <table:table-cell table:number-columns-repeated="3"/>
          <table:table-cell office:value-type="string" calcext:value-type="string">
            <text:p>BUNDLE1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2308" calcext:value-type="float">
            <text:p>23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Bandcamp fan wishlist</text:p>
          </table:table-cell>
          <table:table-cell/>
        </table:table-row>
        <table:table-row table:style-name="ro1">
          <table:table-cell office:value-type="string" calcext:value-type="string">
            <text:p>1/5/20 3:4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Bundle 1</text:p>
          </table:table-cell>
          <table:table-cell/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ited State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redit car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67999794" calcext:value-type="float">
            <text:p>316799979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234.43" calcext:value-type="float">
            <text:p>234.43</text:p>
          </table:table-cell>
          <table:table-cell office:value-type="float" office:value="5.14" calcext:value-type="float">
            <text:p>5.14</text:p>
          </table:table-cell>
          <table:table-cell table:number-columns-repeated="3"/>
          <table:table-cell office:value-type="string" calcext:value-type="string">
            <text:p>BUNDLE1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2308" calcext:value-type="float">
            <text:p>23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Bandcamp fan wishlist</text:p>
          </table:table-cell>
          <table:table-cell/>
        </table:table-row>
        <table:table-row table:style-name="ro1">
          <table:table-cell office:value-type="string" calcext:value-type="string">
            <text:p>1/5/20 3:4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Bundle 2</text:p>
          </table:table-cell>
          <table:table-cell/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ited State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redit car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67999794" calcext:value-type="float">
            <text:p>316799979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234.43" calcext:value-type="float">
            <text:p>234.43</text:p>
          </table:table-cell>
          <table:table-cell office:value-type="float" office:value="5.14" calcext:value-type="float">
            <text:p>5.14</text:p>
          </table:table-cell>
          <table:table-cell table:number-columns-repeated="3"/>
          <table:table-cell office:value-type="string" calcext:value-type="string">
            <text:p>BUNDLE2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2308" calcext:value-type="float">
            <text:p>23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Bandcamp fan wishlist</text:p>
          </table:table-cell>
          <table:table-cell/>
        </table:table-row>
      </table:table>
      <table:table table:name="Pivot Table_bandcamp_1" table:style-name="ta1">
        <table:table-column table:style-name="co42" table:number-columns-repeated="9" table:default-cell-style-name="Default"/>
        <table:table-row table:style-name="ro1">
          <table:table-cell table:style-name="ce2" office:value-type="string" calcext:value-type="string">
            <text:p>sku</text:p>
          </table:table-cell>
          <table:table-cell table:style-name="ce6" office:value-type="string" calcext:value-type="string">
            <text:p>Sum - net amount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UNDLE1</text:p>
          </table:table-cell>
          <table:table-cell table:style-name="ce7" office:value-type="float" office:value="10.28" calcext:value-type="float">
            <text:p>10.2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BUNDLE2</text:p>
          </table:table-cell>
          <table:table-cell table:style-name="ce8" office:value-type="float" office:value="5.14" calcext:value-type="float">
            <text:p>5.1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EST-01cass</text:p>
          </table:table-cell>
          <table:table-cell table:style-name="ce8" office:value-type="float" office:value="49.07" calcext:value-type="float">
            <text:p>49.0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EST-01digi</text:p>
          </table:table-cell>
          <table:table-cell table:style-name="ce8" office:value-type="float" office:value="17.42" calcext:value-type="float">
            <text:p>17.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EST-01lp</text:p>
          </table:table-cell>
          <table:table-cell table:style-name="ce8" office:value-type="float" office:value="91.44" calcext:value-type="float">
            <text:p>91.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EST-02digi</text:p>
          </table:table-cell>
          <table:table-cell table:style-name="ce8" office:value-type="float" office:value="104.54" calcext:value-type="float">
            <text:p>104.5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EST-02lp</text:p>
          </table:table-cell>
          <table:table-cell table:style-name="ce8" office:value-type="float" office:value="6.7" calcext:value-type="float">
            <text:p>6.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(empty)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284.59" calcext:value-type="float">
            <text:p>284.59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UNDLE 1</text:p>
          </table:table-cell>
          <table:table-cell office:value-type="string" calcext:value-type="string">
            <text:p>BUNDL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EHEAD</text:p>
          </table:table-cell>
          <table:table-cell table:formula="of:=SUM([.B4:.B6])" office:value-type="float" office:value="157.93" calcext:value-type="float">
            <text:p>157.93</text:p>
          </table:table-cell>
          <table:table-cell table:formula="of:=SUM([.B7:.B8])/10" office:value-type="float" office:value="11.124" calcext:value-type="float">
            <text:p>11.124</text:p>
          </table:table-cell>
          <table:table-cell/>
          <table:table-cell table:formula="of:=[.B2]" office:value-type="float" office:value="10.28" calcext:value-type="float">
            <text:p>10.28</text:p>
          </table:table-cell>
          <table:table-cell table:style-name="ce11" table:formula="of:=[.B3]/2+[.B3]/2/10" office:value-type="float" office:value="2.827" calcext:value-type="float">
            <text:p>2.827</text:p>
          </table:table-cell>
          <table:table-cell table:formula="of:=SUM([.B16:.F16])" office:value-type="float" office:value="182.161" calcext:value-type="float">
            <text:p>182.161</text:p>
          </table:table-cell>
          <table:table-cell/>
          <table:table-cell table:formula="of:=[.G16]/2" office:value-type="float" office:value="91.0805" calcext:value-type="float">
            <text:p>91.0805</text:p>
          </table:table-cell>
        </table:table-row>
        <table:table-row table:style-name="ro1">
          <table:table-cell office:value-type="string" calcext:value-type="string">
            <text:p>POPROCKS</text:p>
          </table:table-cell>
          <table:table-cell table:formula="of:=SUM([.$B$7:.$B$8])" office:value-type="float" office:value="111.24" calcext:value-type="float">
            <text:p>111.24</text:p>
          </table:table-cell>
          <table:table-cell table:formula="of:=[.$B$3]/2" office:value-type="float" office:value="2.57" calcext:value-type="float">
            <text:p>2.57</text:p>
          </table:table-cell>
          <table:table-cell table:number-columns-repeated="3"/>
          <table:table-cell table:style-name="ce11" table:formula="of:=SUM([.B17:.C17])/10*[.H17]" office:value-type="float" office:value="34.143" calcext:value-type="float">
            <text:p>34.14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ORBOY</text:p>
          </table:table-cell>
          <table:table-cell table:formula="of:=SUM([.$B$7:.$B$8])" office:value-type="float" office:value="111.24" calcext:value-type="float">
            <text:p>111.24</text:p>
          </table:table-cell>
          <table:table-cell table:formula="of:=[.$B$3]/2" office:value-type="float" office:value="2.57" calcext:value-type="float">
            <text:p>2.57</text:p>
          </table:table-cell>
          <table:table-cell table:number-columns-repeated="3"/>
          <table:table-cell table:style-name="ce11" table:formula="of:=SUM([.B18:.C18])/10*[.H18]" office:value-type="float" office:value="22.762" calcext:value-type="float">
            <text:p>22.7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IMICHANGA</text:p>
          </table:table-cell>
          <table:table-cell table:formula="of:=SUM([.$B$7:.$B$8])" office:value-type="float" office:value="111.24" calcext:value-type="float">
            <text:p>111.24</text:p>
          </table:table-cell>
          <table:table-cell table:formula="of:=[.$B$3]/2" office:value-type="float" office:value="2.57" calcext:value-type="float">
            <text:p>2.57</text:p>
          </table:table-cell>
          <table:table-cell table:number-columns-repeated="3"/>
          <table:table-cell table:style-name="ce11" table:formula="of:=SUM([.B19:.C19])/10*[.H19]" office:value-type="float" office:value="11.381" calcext:value-type="float">
            <text:p>11.3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IMI JEANS</text:p>
          </table:table-cell>
          <table:table-cell table:formula="of:=SUM([.$B$7:.$B$8])" office:value-type="float" office:value="111.24" calcext:value-type="float">
            <text:p>111.24</text:p>
          </table:table-cell>
          <table:table-cell table:formula="of:=[.$B$3]/2" office:value-type="float" office:value="2.57" calcext:value-type="float">
            <text:p>2.57</text:p>
          </table:table-cell>
          <table:table-cell table:number-columns-repeated="3"/>
          <table:table-cell table:style-name="ce11" table:formula="of:=SUM([.B20:.C20])/10*[.H20]" office:value-type="float" office:value="22.762" calcext:value-type="float">
            <text:p>22.7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INEAPPLE PARTY</text:p>
          </table:table-cell>
          <table:table-cell table:formula="of:=SUM([.$B$7:.$B$8])" office:value-type="float" office:value="111.24" calcext:value-type="float">
            <text:p>111.24</text:p>
          </table:table-cell>
          <table:table-cell table:formula="of:=[.$B$3]/2" office:value-type="float" office:value="2.57" calcext:value-type="float">
            <text:p>2.57</text:p>
          </table:table-cell>
          <table:table-cell table:number-columns-repeated="3"/>
          <table:table-cell table:style-name="ce11" table:formula="of:=SUM([.B21:.C21])/10*[.H21]" office:value-type="float" office:value="11.381" calcext:value-type="float">
            <text:p>11.381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 Table_bandcamp_1'.A1:'Pivot Table_bandcamp_1'.B10" table:buttons="'Pivot Table_bandcamp_1'.A1" table:show-filter-button="false" table:drill-down-on-double-click="false">
          <table:source-cell-range table:cell-range-address="bandcamp.A1:bandcamp.AZ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ku" table:orientation="row" table:used-hierarchy="0" table:function="auto">
            <table:data-pilot-level table:show-empty="false" calcext:repeat-item-labels="false">
              <table:data-pilot-members>
                <table:data-pilot-member table:name="BUNDLE1" table:display="true" table:show-details="true"/>
                <table:data-pilot-member table:name="BUNDLE2" table:display="true" table:show-details="true"/>
                <table:data-pilot-member table:name="TEST-01cass" table:display="true" table:show-details="true"/>
                <table:data-pilot-member table:name="TEST-01digi" table:display="true" table:show-details="true"/>
                <table:data-pilot-member table:name="TEST-01lp" table:display="true" table:show-details="true"/>
                <table:data-pilot-member table:name="TEST-02digi" table:display="true" table:show-details="true"/>
                <table:data-pilot-member table:name="TEST-02lp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t amount" table:orientation="data" table:used-hierarchy="0" table:function="sum">
            <table:data-pilot-level table:show-empty="false" calcext:repeat-item-labels="false">
              <table:data-pilot-members>
                <table:data-pilot-member table:name="0.8" table:display="true" table:show-details="true"/>
                <table:data-pilot-member table:name="5.14" table:display="true" table:show-details="true"/>
                <table:data-pilot-member table:name="5.75" table:display="true" table:show-details="true"/>
                <table:data-pilot-member table:name="5.76" table:display="true" table:show-details="true"/>
                <table:data-pilot-member table:name="5.83" table:display="true" table:show-details="true"/>
                <table:data-pilot-member table:name="5.9" table:display="true" table:show-details="true"/>
                <table:data-pilot-member table:name="6.26" table:display="true" table:show-details="true"/>
                <table:data-pilot-member table:name="8.38" table:display="true" table:show-details="true"/>
                <table:data-pilot-member table:name="8.39" table:display="true" table:show-details="true"/>
                <table:data-pilot-member table:name="8.48" table:display="true" table:show-details="true"/>
                <table:data-pilot-member table:name="10.15" table:display="true" table:show-details="true"/>
                <table:data-pilot-member table:name="14.52" table:display="true" table:show-details="true"/>
                <table:data-pilot-member table:name="14.58" table:display="true" table:show-details="true"/>
                <table:data-pilot-member table:name="17.22" table:display="true" table:show-details="true"/>
                <table:data-pilot-member table:name="17.26" table:display="true" table:show-details="true"/>
                <table:data-pilot-member table:name="25.79" table:display="true" table:show-details="true"/>
                <table:data-pilot-member table:name="28.4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9T14:48:58.188693239</dc:date>
    <meta:editing-duration>PT2H57M37S</meta:editing-duration>
    <meta:editing-cycles>2</meta:editing-cycles>
    <meta:generator>LibreOffice/6.4.6.2$Linux_X86_64 LibreOffice_project/40$Build-2</meta:generator>
    <meta:document-statistic meta:table-count="2" meta:cell-count="1185" meta:object-count="0"/>
  </office:meta>
</office:document-meta>
</file>